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Source Code Pro1" svg:font-family="'Source Code Pro'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nux Libertine O" svg:font-family="'Linux Libertine O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75cm" fo:min-width="7.87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94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16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6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24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5cm" fo:min-width="0cm"/>
    </style:style>
    <style:style style:name="gr7" style:family="graphic" style:parent-style-name="objectwithoutfill">
      <style:graphic-properties svg:stroke-width="0.011cm" svg:stroke-color="#666666" draw:marker-start-width="0.217cm" draw:marker-end-width="0.217cm" draw:fill="none" draw:textarea-vertical-align="middle" fo:padding-top="0.131cm" fo:padding-bottom="0.131cm" fo:padding-left="0.256cm" fo:padding-right="0.256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1cm" fo:text-align="start"/>
    </style:style>
    <style:style style:name="P3" style:family="paragraph">
      <style:paragraph-properties fo:text-align="start"/>
    </style:style>
    <style:style style:name="P4" style:family="paragraph">
      <style:paragraph-properties fo:margin-top="0.3cm" fo:margin-bottom="0.1cm" fo:text-align="start"/>
    </style:style>
    <style:style style:name="P5" style:family="paragraph">
      <loext:graphic-properties draw:fill="none" draw:fill-color="#ffffff"/>
      <style:paragraph-properties fo:margin-top="0cm" fo:margin-bottom="0.1cm" fo:text-align="start"/>
      <style:text-properties style:font-name="Consolas1" fo:font-size="10pt" style:font-size-asian="10pt" style:font-size-complex="10pt"/>
    </style:style>
    <style:style style:name="P6" style:family="paragraph">
      <style:paragraph-properties fo:margin-top="0.3cm" fo:margin-bottom="0cm" fo:text-align="star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 draw:fill-color="#ffffff"/>
      <style:paragraph-properties fo:text-align="start"/>
      <style:text-properties style:font-name="Consolas1" fo:font-size="10pt" style:font-size-asian="10pt" style:font-size-complex="10pt"/>
    </style:style>
    <style:style style:name="P9" style:family="paragraph">
      <style:paragraph-properties fo:margin-top="0cm" fo:margin-bottom="0.1cm" fo:text-align="start"/>
      <style:text-properties fo:font-size="9pt" style:font-size-asian="9pt" style:font-size-complex="9pt"/>
    </style:style>
    <style:style style:name="P10" style:family="paragraph">
      <style:paragraph-properties fo:margin-top="0cm" fo:margin-bottom="0cm" fo:text-align="start"/>
      <style:text-properties fo:font-size="9pt" style:font-size-asian="9pt" style:font-size-complex="9pt"/>
    </style:style>
    <style:style style:name="P11" style:family="paragraph">
      <style:paragraph-properties fo:margin-top="0.3cm" fo:margin-bottom="0.1cm" fo:text-align="start"/>
      <style:text-properties fo:font-size="9pt" style:font-size-asian="9pt" style:font-size-complex="9pt"/>
    </style:style>
    <style:style style:name="P12" style:family="paragraph">
      <style:paragraph-properties fo:text-align="start"/>
      <style:text-properties fo:font-size="9pt" style:font-size-asian="9pt" style:font-size-complex="9pt"/>
    </style:style>
    <style:style style:name="P13" style:family="paragraph">
      <loext:graphic-properties draw:fill="none" draw:fill-color="#ffffff"/>
      <style:paragraph-properties fo:margin-top="0cm" fo:margin-bottom="0.1cm" fo:text-align="start"/>
      <style:text-properties style:font-name="Consolas1" fo:font-size="9pt" style:font-size-asian="9pt" style:font-size-complex="9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font-name="Source Code Pro1" fo:font-size="7pt" fo:font-weight="bold" style:font-size-asian="7pt" style:font-weight-asian="bold" style:font-size-complex="7pt" style:font-weight-complex="bold"/>
    </style:style>
    <style:style style:name="T2" style:family="text">
      <style:text-properties style:font-name="Linux Libertine O" fo:font-size="9pt" fo:font-weight="normal" style:font-size-asian="9pt" style:font-weight-asian="normal" style:font-size-complex="9pt" style:font-weight-complex="normal"/>
    </style:style>
    <style:style style:name="T3" style:family="text">
      <style:text-properties style:font-name="Source Code Pro1"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="Linux Libertine 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5" style:family="text">
      <style:text-properties style:font-name="Linux Libertine 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6" style:family="text">
      <style:text-properties style:font-name="Source Code Pro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style:font-name="Source Code Pro1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8" style:family="text">
      <style:text-properties style:font-name="Source Code Pro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9" style:family="text">
      <style:text-properties style:font-name="Source Code Pro1" fo:font-size="7pt" fo:font-weight="normal" style:font-size-asian="7pt" style:font-weight-asian="normal" style:font-size-complex="7pt" style:font-weight-complex="normal"/>
    </style:style>
    <style:style style:name="T10" style:family="text">
      <style:text-properties style:font-name="Source Code Pro1" fo:font-size="7pt" style:font-size-asian="7pt" style:font-size-complex="7pt"/>
    </style:style>
    <style:style style:name="T11" style:family="text">
      <style:text-properties style:font-name="Source Code Pro1" fo:font-size="8pt" style:font-size-asian="8pt" style:font-size-complex="8pt"/>
    </style:style>
    <style:style style:name="T12" style:family="text">
      <style:text-properties style:font-name="Linux Libertine O" fo:font-size="10pt" fo:font-weight="normal" style:font-size-asian="10pt" style:font-weight-asian="normal" style:font-size-complex="10pt" style:font-weight-complex="normal"/>
    </style:style>
    <style:style style:name="T13" style:family="text">
      <style:text-properties style:font-name="Source Code Pro1" fo:font-size="8pt" fo:font-weight="bold" style:font-size-asian="8pt" style:font-weight-asian="bold" style:font-size-complex="8pt" style:font-weight-complex="bold"/>
    </style:style>
    <style:style style:name="T14" style:family="text">
      <style:text-properties style:font-name="Linux Libertine O" fo:font-size="10pt" style:font-size-asian="10pt" style:font-size-complex="10pt"/>
    </style:style>
    <style:style style:name="T15" style:family="text">
      <style:text-properties style:font-name="Source Code Pr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6" style:family="text">
      <style:text-properties style:font-name="Source Code Pro1" fo:font-size="8pt" fo:font-style="italic" style:font-size-asian="8pt" style:font-style-asian="italic" style:font-size-complex="8pt" style:font-style-complex="italic"/>
    </style:style>
    <style:style style:name="T17" style:family="text">
      <style:text-properties style:font-name="Source Sans Pro" fo:font-size="9pt" fo:font-weight="normal" style:font-size-asian="9pt" style:font-weight-asian="normal" style:font-size-complex="9pt" style:font-weight-complex="normal"/>
    </style:style>
    <style:style style:name="T18" style:family="text">
      <style:text-properties style:font-name="Linux Libertine O" fo:font-size="8pt" fo:font-weight="normal" style:font-size-asian="8pt" style:font-weight-asian="normal" style:font-size-complex="8pt" style:font-weight-complex="normal"/>
    </style:style>
    <style:style style:name="T19" style:family="text">
      <style:text-properties style:font-name="Linux Libertine O" fo:font-size="9pt" style:font-size-asian="9pt" style:font-size-complex="9pt"/>
    </style:style>
    <style:style style:name="T20" style:family="text">
      <style:text-properties style:font-name="Source Code Pro1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21" style:family="text">
      <style:text-properties style:font-name="Source Code Pro1" fo:font-size="7pt" fo:font-style="italic" style:font-size-asian="7pt" style:font-style-asian="italic" style:font-size-complex="7pt" style:font-style-complex="italic"/>
    </style:style>
    <style:style style:name="T22" style:family="text">
      <style:text-properties style:font-name="Source Sans Pro" fo:font-size="8pt" fo:font-weight="normal" style:font-size-asian="8pt" style:font-weight-asian="normal" style:font-size-complex="8pt" style:font-weight-complex="normal"/>
    </style:style>
    <style:style style:name="T23" style:family="text">
      <style:text-properties style:font-name="Source Code Pro1" fo:font-size="9pt" fo:font-weight="bold" style:font-size-asian="9pt" style:font-weight-asian="bold" style:font-size-complex="9pt" style:font-weight-complex="bold"/>
    </style:style>
    <style:style style:name="T24" style:family="text">
      <style:text-properties style:font-name="Source Code Pro1" fo:font-size="9pt" style:font-size-asian="9pt" style:font-size-complex="9pt"/>
    </style:style>
    <style:style style:name="T25" style:family="text">
      <style:text-properties style:font-name="Source Code Pro1" fo:font-size="9pt" fo:font-weight="normal" style:font-size-asian="9pt" style:font-weight-asian="normal" style:font-size-complex="9pt" style:font-weight-complex="normal"/>
    </style:style>
    <style:style style:name="T26" style:family="text">
      <style:text-properties style:font-name="Source Code Pro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7" style:family="text">
      <style:text-properties style:font-name="Source Code Pro1" fo:font-size="9pt" fo:font-style="italic" style:font-size-asian="9pt" style:font-style-asian="italic" style:font-size-complex="9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8.379cm" svg:height="19cm" svg:x="20.32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8.375cm" svg:height="18.199cm" svg:x="10.703cm" svg:y="1.101cm">
          <draw:text-box>
            <text:p text:style-name="P2"><text:span text:style-name="T1">UTL_MAIN</text:span></text:p>
            <text:p text:style-name="P3"><text:span text:style-name="T2">To use utl in your project, you must define </text:span><text:span text:style-name="T3">UTL_MAIN</text:span><text:span text:style-name="T2"> </text:span><text:span text:style-name="T4">before</text:span><text:span text:style-name="T5"> including </text:span><text:span text:style-name="T6">utl.h</text:span><text:span text:style-name="T5"> in </text:span><text:span text:style-name="T4">just one</text:span><text:span text:style-name="T5"> of your source files or add </text:span><text:span text:style-name="T6">utl.c</text:span><text:span text:style-name="T5"> to your project.</text:span></text:p>
            <text:p text:style-name="P4"><text:span text:style-name="T7">UTL_NOLOG</text:span></text:p>
            <text:p text:style-name="P3"><text:span text:style-name="T2">Do not define anything about logging. This is ignored if </text:span><text:span text:style-name="T3">MEMECHECK</text:span><text:span text:style-name="T2"> is defineed.</text:span></text:p>
            <text:p text:style-name="P4"><text:span text:style-name="T7">UTL_NOFSM</text:span></text:p>
            <text:p text:style-name="P3"><text:span text:style-name="T2">Do not define anything about Finite State Machines.</text:span></text:p>
            <text:p text:style-name="P4"><text:span text:style-name="T1">UTL_MEMCHECK</text:span></text:p>
            <text:p text:style-name="P3"><text:span text:style-name="T2">Defining </text:span><text:span text:style-name="T3">UTL_MEMECHECK</text:span><text:span text:style-name="T2"> in the same source file you defined </text:span><text:span text:style-name="T3">UTL_MAIN</text:span><text:span text:style-name="T2"> </text:span><text:span text:style-name="T4">before</text:span><text:span text:style-name="T5"> including </text:span><text:span text:style-name="T6">utl.h</text:span><text:span text:style-name="T5"> will instrument the </text:span><text:span text:style-name="T6">malloc()</text:span><text:span text:style-name="T5">, </text:span><text:span text:style-name="T6">calloc()</text:span><text:span text:style-name="T5">, </text:span><text:span text:style-name="T6">realloc()</text:span><text:span text:style-name="T5">, </text:span><text:span text:style-name="T6">strdup()</text:span><text:span text:style-name="T5">, and </text:span><text:span text:style-name="T6">free()</text:span><text:span text:style-name="T5"> functions so they will report (on the log file) their activities. If </text:span><text:span text:style-name="T8">NDEBUG</text:span><text:span text:style-name="T5"> is defined, the functions above will not be instrumented. </text:span></text:p>
            <text:p text:style-name="P3"><text:span text:style-name="T5">Note that there will be 12 or 16 bytes more for each allocation depending on compiling for a 32-bit or 64-bit target. </text:span></text:p>
            <text:p text:style-name="P3"><text:span text:style-name="T5">Beside the messages in the log file, the following functions will be available to help catching the most common problems with dynamic memory allocation:</text:span></text:p>
            <text:p text:style-name="P4"><text:span text:style-name="T9">int </text:span><text:span text:style-name="T1">memcheck</text:span><text:span text:style-name="T10">(void *p)</text:span></text:p>
            <text:p text:style-name="P3"><text:span text:style-name="T2">Checks the memory pointed by </text:span><text:span text:style-name="T6">p</text:span><text:span text:style-name="T2"> (assumed to have been allocated with </text:span><text:span text:style-name="T6">malloc()</text:span><text:span text:style-name="T2">) and returns one of the following values: </text:span><text:span text:style-name="T3">memNULL</text:span><text:span text:style-name="T2"> (it’s a NULL pointer), </text:span><text:span text:style-name="T3">memVALID</text:span><text:span text:style-name="T2"> (memory seems valid), </text:span><text:span text:style-name="T3">memINVALID</text:span><text:span text:style-name="T2"> (memory has been freed up or not allocated through </text:span><text:span text:style-name="T6">malloc()</text:span><text:span text:style-name="T2">), </text:span><text:span text:style-name="T3">memOVERFLOW</text:span><text:span text:style-name="T2"> <text:s/>(a write past the end of the allocated memory occured). If </text:span><text:span text:style-name="T8">NDEBUG</text:span><text:span text:style-name="T2"> is defined, </text:span><text:span text:style-name="T3">memcheck()</text:span><text:span text:style-name="T2"> will always return </text:span><text:span text:style-name="T3">memVALID</text:span></text:p>
            <text:p text:style-name="P4"><text:span text:style-name="T9">size_t </text:span><text:span text:style-name="T1">memused</text:span><text:span text:style-name="T9">()</text:span></text:p>
            <text:p text:style-name="P3"><text:span text:style-name="T2">Returns how much memory (in bytes) has been allocated. <text:s/>If </text:span><text:span text:style-name="T8">NDEBUG</text:span><text:span text:style-name="T2"> is defined, </text:span><text:span text:style-name="T3">memused()</text:span><text:span text:style-name="T2"> will always return 0.</text:span></text:p>
            <text:p text:style-name="P3"><text:span text:style-name="T11"/></text:p>
            <text:p text:style-name="P3"><text:span text:style-name="T12"/></text:p>
            <text:p text:style-name="P3"><text:span text:style-name="T11"/></text:p>
          </draw:text-box>
        </draw:frame>
        <draw:frame draw:style-name="gr3" draw:text-style-name="P5" draw:layer="layout" svg:width="8.375cm" svg:height="19.416cm" svg:x="1.003cm" svg:y="1.101cm">
          <draw:text-box>
            <text:p text:style-name="P4"><text:span text:style-name="T3">stk_t </text:span><text:span text:style-name="T13">stknew</text:span><text:span text:style-name="T3">(type)</text:span></text:p>
            <text:p text:style-name="P3"><text:span text:style-name="T12">Creates a new stack for elements of the specified type or </text:span><text:span text:style-name="T3">NULL</text:span><text:span text:style-name="T12"> on error.</text:span></text:p>
            <text:p text:style-name="P4"><text:span text:style-name="T11">vec_t </text:span><text:span text:style-name="T13">stkfree</text:span><text:span text:style-name="T11">(vec_t v)</text:span></text:p>
            <text:p text:style-name="P3"><text:span text:style-name="T14">Destroys the stack </text:span><text:span text:style-name="T11">s</text:span><text:span text:style-name="T14"> and returns </text:span><text:span text:style-name="T3">NULL</text:span><text:span text:style-name="T14">.</text:span></text:p>
            <text:p text:style-name="P6"><text:span text:style-name="T3">(</text:span><text:span text:style-name="T15">type *</text:span><text:span text:style-name="T3">) </text:span><text:span text:style-name="T13">stkpush</text:span><text:span text:style-name="T11">(type, stk_t s, (</text:span><text:span text:style-name="T16">type</text:span><text:span text:style-name="T11">)e)</text:span></text:p>
            <text:p text:style-name="P7"><text:span text:style-name="T12">Pushs the value </text:span><text:span text:style-name="T3">e</text:span><text:span text:style-name="T12"> on top of the stack </text:span><text:span text:style-name="T3">s</text:span><text:span text:style-name="T12">. Returns a pointer to the element in the vector or </text:span><text:span text:style-name="T3">NULL</text:span><text:span text:style-name="T12"> on error.</text:span></text:p>
            <text:p text:style-name="P4"><text:span text:style-name="T3">(</text:span><text:span text:style-name="T15">type *</text:span><text:span text:style-name="T3">) </text:span><text:span text:style-name="T13">stktop</text:span><text:span text:style-name="T11">(type, stk_t s, (</text:span><text:span text:style-name="T16">type</text:span><text:span text:style-name="T11">)e)</text:span></text:p>
            <text:p text:style-name="P3"><text:span text:style-name="T12">Returns the value at the top of the stack </text:span><text:span text:style-name="T17">s</text:span><text:span text:style-name="T12"> or </text:span><text:span text:style-name="T17">e</text:span><text:span text:style-name="T12"> if the stack is empty.</text:span></text:p>
            <text:p text:style-name="P4"><text:span text:style-name="T13">stkdrop</text:span><text:span text:style-name="T3">(stk_t s)</text:span></text:p>
            <text:p text:style-name="P3"><text:span text:style-name="T12">Discards the value at the top of the stack </text:span><text:span text:style-name="T17">s</text:span><text:span text:style-name="T12">.</text:span></text:p>
            <text:p text:style-name="P4"><text:span text:style-name="T3">int </text:span><text:span text:style-name="T13">stkisempty</text:span><text:span text:style-name="T3">(stk_t s)</text:span></text:p>
            <text:p text:style-name="P2"><text:span text:style-name="T12">Returns 1 if stack </text:span><text:span text:style-name="T17">s</text:span><text:span text:style-name="T12"> is empty, 0 otherwise.</text:span></text:p>
            <text:p text:style-name="P4"><text:span text:style-name="T3">int </text:span><text:span text:style-name="T13">stkcount</text:span><text:span text:style-name="T3">(stk_t s)</text:span></text:p>
            <text:p text:style-name="P2"><text:span text:style-name="T12">Returns the number of elements in the stack </text:span><text:span text:style-name="T17">s</text:span><text:span text:style-name="T12">.</text:span></text:p>
            <text:p text:style-name="P4"><text:span text:style-name="T13">stkdup</text:span><text:span text:style-name="T3">(stk_t s)</text:span></text:p>
            <text:p text:style-name="P3"><text:span text:style-name="T12">Duplicates the top of the stack </text:span><text:span text:style-name="T17">s</text:span><text:span text:style-name="T12">.</text:span></text:p>
            <text:p text:style-name="P4"><text:span text:style-name="T13">stkrot</text:span><text:span text:style-name="T3">(stk_t s)</text:span></text:p>
            <text:p text:style-name="P3"><text:span text:style-name="T12">Rotates the first three elements of the stack </text:span><text:span text:style-name="T17">s</text:span><text:span text:style-name="T12">.</text:span></text:p>
            <text:p text:style-name="P3"><text:span text:style-name="T12"/></text:p>
          </draw:text-box>
        </draw:frame>
      </draw:page>
      <draw:page draw:name="page2" draw:style-name="dp1" draw:master-page-name="Predefinito">
        <draw:frame draw:style-name="gr4" draw:text-style-name="P8" draw:layer="layout" svg:width="8.375cm" svg:height="14.418cm" svg:x="1.001cm" svg:y="1.101cm">
          <draw:text-box>
            <text:p text:style-name="P2"><text:span text:style-name="T13">logprintf</text:span><text:span text:style-name="T3">(char *format, ...)</text:span></text:p>
            <text:p text:style-name="P3"><text:span text:style-name="T18">Prints a message on the log file (</text:span><text:span text:style-name="T9">stderr</text:span><text:span text:style-name="T18"> by default). Has the same syntax as </text:span><text:span text:style-name="T3">printf()</text:span><text:span text:style-name="T18">. Each message is preceeded by a time stamp and closed with a ‘\n’.</text:span></text:p>
            <text:p text:style-name="P4"><text:span text:style-name="T1">logopen</text:span><text:span text:style-name="T10">(char *filename, char *mode)</text:span></text:p>
            <text:p text:style-name="P3"><text:span text:style-name="T19">Opens a file where next log messages will be printed to and prints “</text:span><text:span text:style-name="T10">LOG START</text:span><text:span text:style-name="T19">”. </text:span><text:span text:style-name="T10">mode</text:span><text:span text:style-name="T19"> can be “</text:span><text:span text:style-name="T10">w</text:span><text:span text:style-name="T19">” (to start a new file) or “</text:span><text:span text:style-name="T10">a</text:span><text:span text:style-name="T19">” (to append to an existing file). On error, the log file will be reverted to </text:span><text:span text:style-name="T9">stderr</text:span><text:span text:style-name="T19">.</text:span></text:p>
            <text:p text:style-name="P4"><text:span text:style-name="T1">logclose</text:span><text:span text:style-name="T10">(void)</text:span></text:p>
            <text:p text:style-name="P3"><text:span text:style-name="T2">Prints “</text:span><text:span text:style-name="T9">LOG STOP</text:span><text:span text:style-name="T2">” and closes the log file. Any further log message will be written on </text:span><text:span text:style-name="T9">stderr</text:span><text:span text:style-name="T2">.</text:span></text:p>
            <text:p text:style-name="P4"><text:span text:style-name="T1">logdebug</text:span><text:span text:style-name="T9">(char *format, ...)</text:span></text:p>
            <text:p text:style-name="P3"><text:span text:style-name="T2">Same as </text:span><text:span text:style-name="T9">logprintf()</text:span><text:span text:style-name="T2"> unless </text:span><text:span text:style-name="T9">NDEBUG</text:span><text:span text:style-name="T2"> symbol is defined, in which case it does nothing.</text:span></text:p>
            <text:p text:style-name="P4"><text:span text:style-name="T9">int </text:span><text:span text:style-name="T1">logcheck</text:span><text:span text:style-name="T10">(test)</text:span></text:p>
            <text:p text:style-name="P3"><text:span text:style-name="T2">Evaluates the </text:span><text:span text:style-name="T9">test</text:span><text:span text:style-name="T2"> and prints a message on the log file wheter it was true <text:s/>(“</text:span><text:span text:style-name="T9">PASS</text:span><text:span text:style-name="T2">”) or not (“</text:span><text:span text:style-name="T9">FAIL</text:span><text:span text:style-name="T2">”). <text:s/>Prints the test itself, the filename and the line number where the test was evaluated. Returns the result of the test. If </text:span><text:span text:style-name="T9">NDEBUG</text:span><text:span text:style-name="T2"> is defined, it does nothing and returns 0.</text:span></text:p>
            <text:p text:style-name="P4"><text:span text:style-name="T1">logassert</text:span><text:span text:style-name="T10">(test)</text:span></text:p>
            <text:p text:style-name="P3"><text:span text:style-name="T2">Behaves like </text:span><text:span text:style-name="T9">logcheck()</text:span><text:span text:style-name="T2"> but exits with error code 1 if the test fails (like the standard </text:span><text:span text:style-name="T9">assert()</text:span><text:span text:style-name="T2"> function). If </text:span><text:span text:style-name="T9">NDEBUG</text:span><text:span text:style-name="T2"> is defined, it does nothing.</text:span></text:p>
            <text:p text:style-name="P6"><text:span text:style-name="T1">_logprintf</text:span><text:span text:style-name="T9">(char *format, ...)</text:span></text:p>
            <text:p text:style-name="P3"><text:span text:style-name="T1">_logdebug</text:span><text:span text:style-name="T9">(char *format, ...)</text:span></text:p>
            <text:p text:style-name="P3"><text:span text:style-name="T9">_</text:span><text:span text:style-name="T1">logcheck</text:span><text:span text:style-name="T9">(test)</text:span></text:p>
            <text:p text:style-name="P2"><text:span text:style-name="T1">_logassert</text:span><text:span text:style-name="T9">(test)</text:span></text:p>
            <text:p text:style-name="P3"><text:span text:style-name="T2">Do nothing. Useful for temporarily disable <text:s text:c="2"/>debugging of a section of code.</text:span></text:p>
          </draw:text-box>
        </draw:frame>
        <draw:frame draw:style-name="gr3" draw:text-style-name="P5" draw:layer="layout" svg:width="8.375cm" svg:height="19.416cm" svg:x="10.702cm" svg:y="1.101cm">
          <draw:text-box>
            <text:p text:style-name="P2"><text:span text:style-name="T9">vec_t </text:span><text:span text:style-name="T1">vecnew</text:span><text:span text:style-name="T9">(type)</text:span></text:p>
            <text:p text:style-name="P3"><text:span text:style-name="T2">Creates a new (0-based) vector of elements of the specified type or </text:span><text:span text:style-name="T9">NULL</text:span><text:span text:style-name="T2"> on error.</text:span></text:p>
            <text:p text:style-name="P4"><text:span text:style-name="T10">vec_t </text:span><text:span text:style-name="T1">vecfree</text:span><text:span text:style-name="T10">(vec_t v)</text:span></text:p>
            <text:p text:style-name="P3"><text:span text:style-name="T19">Destroys the vector </text:span><text:span text:style-name="T10">v</text:span><text:span text:style-name="T19"> and returns </text:span><text:span text:style-name="T9">NULL</text:span><text:span text:style-name="T19">.</text:span></text:p>
            <text:p text:style-name="P6"><text:span text:style-name="T9">(</text:span><text:span text:style-name="T20">type *</text:span><text:span text:style-name="T9">) </text:span><text:span text:style-name="T1">vecset</text:span><text:span text:style-name="T10">(type, vec_t v,</text:span></text:p>
            <text:p text:style-name="P2"><text:span text:style-name="T10"><text:s text:c="26"/></text:span><text:span text:style-name="T10">uint32_t i, (</text:span><text:span text:style-name="T21">type</text:span><text:span text:style-name="T10">)e)</text:span></text:p>
            <text:p text:style-name="P3"><text:span text:style-name="T2">Sets the element </text:span><text:span text:style-name="T9">i</text:span><text:span text:style-name="T2"> of the vector </text:span><text:span text:style-name="T9">v</text:span><text:span text:style-name="T2"> to the value </text:span><text:span text:style-name="T9">e</text:span><text:span text:style-name="T2">. Returns a pointer to the element in the vector or </text:span><text:span text:style-name="T9">NULL</text:span><text:span text:style-name="T2"> on error. If the element </text:span><text:span text:style-name="T9">i</text:span><text:span text:style-name="T2"> is set, all the elements with index lower than </text:span><text:span text:style-name="T9">i</text:span><text:span text:style-name="T2"> are assumed to exist in the vector.</text:span></text:p>
            <text:p text:style-name="P4"><text:span text:style-name="T9">(</text:span><text:span text:style-name="T20">type *</text:span><text:span text:style-name="T9">) </text:span><text:span text:style-name="T1">vecins</text:span><text:span text:style-name="T10">(type, vec_t v,</text:span></text:p>
            <text:p text:style-name="P2"><text:span text:style-name="T10"><text:s text:c="26"/></text:span><text:span text:style-name="T10">uint32_t i, (</text:span><text:span text:style-name="T21">type</text:span><text:span text:style-name="T10">)e)</text:span></text:p>
            <text:p text:style-name="P3"><text:span text:style-name="T2">Like </text:span><text:span text:style-name="T22">vecset()</text:span><text:span text:style-name="T2"> but move any existing element down to make room for the new element.</text:span></text:p>
            <text:p text:style-name="P4"><text:span text:style-name="T9">(</text:span><text:span text:style-name="T20">type *</text:span><text:span text:style-name="T9">) </text:span><text:span text:style-name="T1">vecget</text:span><text:span text:style-name="T9">(type, vec_t v, </text:span><text:span text:style-name="T10">uint32_t i)</text:span></text:p>
            <text:p text:style-name="P3"><text:span text:style-name="T2">Get a pointer to the element </text:span><text:span text:style-name="T3">i</text:span><text:span text:style-name="T2"> of the vector </text:span><text:span text:style-name="T3">v</text:span><text:span text:style-name="T2">. If it doesn’t exists (i.e. </text:span><text:span text:style-name="T3">i</text:span><text:span text:style-name="T2"> it’s greater or equal than the number of elements in the vector) returns </text:span><text:span text:style-name="T9">NULL</text:span><text:span text:style-name="T2">.</text:span></text:p>
            <text:p text:style-name="P4"><text:span text:style-name="T1">vecdel</text:span><text:span text:style-name="T10">(vec_t v, uint32_t i)</text:span></text:p>
            <text:p text:style-name="P3"><text:span text:style-name="T19">Removes the element at </text:span><text:span text:style-name="T3">i</text:span><text:span text:style-name="T19"> and moves up any existing element with index greater than </text:span><text:span text:style-name="T3">i</text:span><text:span text:style-name="T19">.</text:span></text:p>
            <text:p text:style-name="P4"><text:span text:style-name="T1">vecdelrange</text:span><text:span text:style-name="T10">(vec_t v, uint32_t i, uint32_t j)</text:span></text:p>
            <text:p text:style-name="P3"><text:span text:style-name="T19">Removes the elements from </text:span><text:span text:style-name="T3">i</text:span><text:span text:style-name="T19"> to </text:span><text:span text:style-name="T3">j</text:span><text:span text:style-name="T19"> (included) and moves up any existing element.</text:span></text:p>
            <text:p text:style-name="P4"><text:span text:style-name="T10">size_t </text:span><text:span text:style-name="T1">vecread</text:span><text:span text:style-name="T10">(vec_t v, uint32_t i,</text:span><text:span text:style-name="T10"><text:line-break/></text:span><text:span text:style-name="T10"><text:tab/></text:span><text:span text:style-name="T10"><text:tab/></text:span><text:span text:style-name="T10"><text:tab/></text:span><text:span text:style-name="T10"> <text:s text:c="4"/>size_t n, FILE *f)</text:span></text:p>
            <text:p text:style-name="P7"><text:span text:style-name="T19">Reads </text:span><text:span text:style-name="T11">n</text:span><text:span text:style-name="T19"> elements from file </text:span><text:span text:style-name="T11">f</text:span><text:span text:style-name="T19"> and stores them into the vector </text:span><text:span text:style-name="T11">v</text:span><text:span text:style-name="T19"> starting at position </text:span><text:span text:style-name="T11">i</text:span><text:span text:style-name="T19">. Returns the number of elements read.</text:span></text:p>
            <text:p text:style-name="P4"><text:span text:style-name="T10">size_t </text:span><text:span text:style-name="T1">vecwrite</text:span><text:span text:style-name="T10">(vec_t v, uint32_t i,</text:span><text:span text:style-name="T10"><text:line-break/></text:span><text:span text:style-name="T10"><text:tab/></text:span><text:span text:style-name="T10"><text:tab/></text:span><text:span text:style-name="T10"><text:tab/></text:span><text:span text:style-name="T10"> <text:s text:c="4"/>size_t n, FILE *f)</text:span></text:p>
            <text:p text:style-name="P7"><text:span text:style-name="T19">Writes </text:span><text:span text:style-name="T11">n</text:span><text:span text:style-name="T19"> elements of vector </text:span><text:span text:style-name="T11">v</text:span><text:span text:style-name="T19"> to file </text:span><text:span text:style-name="T11">f</text:span><text:span text:style-name="T19"> starting from position </text:span><text:span text:style-name="T11">i</text:span><text:span text:style-name="T19">. Returns the number of elements written.</text:span></text:p>
            <text:p text:style-name="P4"><text:span text:style-name="T9">(</text:span><text:span text:style-name="T20">type</text:span><text:span text:style-name="T9"> *) </text:span><text:span text:style-name="T1">vec</text:span><text:span text:style-name="T9">(type, vec_t v)</text:span></text:p>
            <text:p text:style-name="P3"><text:span text:style-name="T2">Returns the C array (of size </text:span><text:span text:style-name="T3">vmax(v)</text:span><text:span text:style-name="T2"> ) with the elements of the vector. </text:span></text:p>
            <text:p text:style-name="P4"><text:span text:style-name="T11"/></text:p>
          </draw:text-box>
        </draw:frame>
        <draw:frame draw:style-name="gr5" draw:text-style-name="P13" draw:layer="layout" svg:width="8.375cm" svg:height="18.498cm" svg:x="20.303cm" svg:y="1.101cm">
          <draw:text-box>
            <text:p text:style-name="P9"><text:span text:style-name="T23">vecsort</text:span><text:span text:style-name="T24">(vec_t v, int (*cmp)(void *, void *))</text:span></text:p>
            <text:p text:style-name="P10"><text:span text:style-name="T19">Sorts the vector </text:span><text:span text:style-name="T24">v</text:span><text:span text:style-name="T19"> based on the </text:span><text:span text:style-name="T24">cmp()</text:span><text:span text:style-name="T19"> function. </text:span></text:p>
            <text:p text:style-name="P11"><text:span text:style-name="T25">(</text:span><text:span text:style-name="T26">type *</text:span><text:span text:style-name="T25">) </text:span><text:span text:style-name="T23">vecsearch</text:span><text:span text:style-name="T24">(type, vec_t v, (</text:span><text:span text:style-name="T27">type</text:span><text:span text:style-name="T24">)e)</text:span></text:p>
            <text:p text:style-name="P10"><text:span text:style-name="T19">Searches for </text:span><text:span text:style-name="T24">e</text:span><text:span text:style-name="T19"> in the vector </text:span><text:span text:style-name="T24">v</text:span><text:span text:style-name="T19"> (sorted with the compare function used by the previous </text:span><text:span text:style-name="T24">vecsort()</text:span><text:span text:style-name="T19">). Returns a pointer to the element in the array or NULL If the value has not been found.</text:span></text:p>
            <text:p text:style-name="P11"><text:span text:style-name="T25">vec_t </text:span><text:span text:style-name="T23">vecmax</text:span><text:span text:style-name="T25">(vec_t v)</text:span></text:p>
            <text:p text:style-name="P12"><text:span text:style-name="T2">Returns the maximum number of elements of v.</text:span></text:p>
            <text:p text:style-name="P11"><text:span text:style-name="T25">vec_t </text:span><text:span text:style-name="T23">veccount</text:span><text:span text:style-name="T25">(vec_t v)</text:span></text:p>
            <text:p text:style-name="P12"><text:span text:style-name="T2">Returns the number of elements in the vector v.</text:span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1"><text:span text:style-name="T25"/></text:p>
          </draw:text-box>
        </draw:frame>
        <draw:frame draw:style-name="gr6" draw:text-style-name="P5" draw:layer="layout" svg:width="8.375cm" svg:height="3.9cm" svg:x="1.002cm" svg:y="16.2cm">
          <draw:text-box>
            <text:p text:style-name="P2"><text:span text:style-name="T13">fsm </text:span><text:span text:style-name="T3">{ ... }</text:span></text:p>
            <text:p text:style-name="P3"><text:span text:style-name="T12">Starts a new FSM</text:span></text:p>
            <text:p text:style-name="P4"><text:span text:style-name="T13">fsmSTATE</text:span><text:span text:style-name="T3">(statename) { ... }</text:span></text:p>
            <text:p text:style-name="P3"><text:span text:style-name="T14">Define an FSM state.</text:span></text:p>
            <text:p text:style-name="P4"><text:span text:style-name="T13">fsmGOTO</text:span><text:span text:style-name="T11">(statename)</text:span></text:p>
            <text:p text:style-name="P3"><text:span text:style-name="T12">Moves to the specified state.</text:span></text:p>
          </draw:text-box>
        </draw:frame>
        <draw:line draw:style-name="gr7" draw:text-style-name="P14" draw:layer="layout" svg:x1="1.4cm" svg:y1="15.9cm" svg:x2="8.6cm" svg:y2="15.9cm">
          <text:p/>
        </draw:line>
        <draw:line draw:style-name="gr7" draw:text-style-name="P14" draw:layer="layout" svg:x1="1.4cm" svg:y1="19.8cm" svg:x2="8.6cm" svg:y2="19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modern" style:font-pitch="fixed"/>
    <style:font-face style:name="Source Code Pro1" svg:font-family="'Source Code Pro'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nux Libertine O" svg:font-family="'Linux Libertine O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8T09:31:41.549000000</meta:creation-date>
    <dc:date>2016-09-01T15:59:31.745000000</dc:date>
    <meta:editing-duration>PT10H23M11S</meta:editing-duration>
    <meta:editing-cycles>17</meta:editing-cycles>
    <meta:generator>LibreOffice/5.0.5.2$Windows_x86 LibreOffice_project/55b006a02d247b5f7215fc6ea0fde844b30035b3</meta:generator>
    <meta:document-statistic meta:object-count="9"/>
  </office:meta>
</office:document-meta>
</file>